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2">
      <style:paragraph-properties fo:text-align="justify" style:justify-single-word="false"/>
      <style:text-properties fo:color="#ff6600" fo:font-style="italic" officeooo:rsid="00022ec1" officeooo:paragraph-rsid="00022ec1" style:font-style-asian="italic" style:font-style-complex="italic"/>
    </style:style>
    <style:style style:name="P2" style:family="paragraph" style:parent-style-name="Text_20_body" style:list-style-name="L3">
      <style:paragraph-properties fo:text-align="justify" style:justify-single-word="false"/>
      <style:text-properties officeooo:rsid="00026678" officeooo:paragraph-rsid="000278b0"/>
    </style:style>
    <style:style style:name="P3" style:family="paragraph" style:parent-style-name="Text_20_body" style:list-style-name="L10">
      <style:paragraph-properties fo:text-align="justify" style:justify-single-word="false"/>
      <style:text-properties officeooo:rsid="000c90e3" officeooo:paragraph-rsid="000c90e3"/>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4">
      <style:paragraph-properties fo:text-align="justify" style:justify-single-word="false"/>
    </style:style>
    <style:style style:name="P8" style:family="paragraph" style:parent-style-name="Text_20_body" style:list-style-name="L4">
      <style:paragraph-properties fo:text-align="justify" style:justify-single-word="false"/>
      <style:text-properties officeooo:paragraph-rsid="00026678"/>
    </style:style>
    <style:style style:name="P9" style:family="paragraph" style:parent-style-name="Text_20_body" style:list-style-name="L5">
      <style:paragraph-properties fo:text-align="justify" style:justify-single-word="false"/>
    </style:style>
    <style:style style:name="P10" style:family="paragraph" style:parent-style-name="Text_20_body" style:list-style-name="L5">
      <style:paragraph-properties fo:text-align="justify" style:justify-single-word="false"/>
      <style:text-properties officeooo:paragraph-rsid="00037113"/>
    </style:style>
    <style:style style:name="P11" style:family="paragraph" style:parent-style-name="Text_20_body" style:list-style-name="L6">
      <style:paragraph-properties fo:text-align="justify" style:justify-single-word="false"/>
    </style:style>
    <style:style style:name="P12" style:family="paragraph" style:parent-style-name="Text_20_body" style:list-style-name="L6">
      <style:paragraph-properties fo:text-align="justify" style:justify-single-word="false"/>
      <style:text-properties officeooo:paragraph-rsid="00037113"/>
    </style:style>
    <style:style style:name="P13" style:family="paragraph" style:parent-style-name="Text_20_body" style:list-style-name="L7">
      <style:paragraph-properties fo:text-align="justify" style:justify-single-word="false"/>
    </style:style>
    <style:style style:name="P14" style:family="paragraph" style:parent-style-name="Text_20_body" style:list-style-name="L7">
      <style:paragraph-properties fo:text-align="justify" style:justify-single-word="false"/>
      <style:text-properties officeooo:paragraph-rsid="00037113"/>
    </style:style>
    <style:style style:name="P15" style:family="paragraph" style:parent-style-name="Text_20_body" style:list-style-name="L8">
      <style:paragraph-properties fo:text-align="justify" style:justify-single-word="false"/>
    </style:style>
    <style:style style:name="P16" style:family="paragraph" style:parent-style-name="Text_20_body" style:list-style-name="L8">
      <style:paragraph-properties fo:text-align="justify" style:justify-single-word="false"/>
      <style:text-properties officeooo:paragraph-rsid="00095e32"/>
    </style:style>
    <style:style style:name="P17" style:family="paragraph" style:parent-style-name="Text_20_body" style:list-style-name="L9">
      <style:paragraph-properties fo:text-align="justify" style:justify-single-word="false"/>
      <style:text-properties officeooo:paragraph-rsid="000b77d1"/>
    </style:style>
    <style:style style:name="P18" style:family="paragraph" style:parent-style-name="Text_20_body">
      <style:paragraph-properties fo:text-align="justify" style:justify-single-word="false"/>
      <style:text-properties officeooo:paragraph-rsid="000b77d1"/>
    </style:style>
    <style:style style:name="P19" style:family="paragraph" style:parent-style-name="Text_20_body" style:list-style-name="L10">
      <style:paragraph-properties fo:text-align="justify" style:justify-single-word="false"/>
      <style:text-properties officeooo:paragraph-rsid="001ffd73"/>
    </style:style>
    <style:style style:name="P20" style:family="paragraph" style:parent-style-name="Text_20_body" style:list-style-name="L11">
      <style:paragraph-properties fo:text-align="justify" style:justify-single-word="false"/>
    </style:style>
    <style:style style:name="P21" style:family="paragraph" style:parent-style-name="Text_20_body" style:list-style-name="L12">
      <style:paragraph-properties fo:text-align="justify" style:justify-single-word="false"/>
    </style:style>
    <style:style style:name="P22" style:family="paragraph" style:parent-style-name="Text_20_body" style:list-style-name="L13">
      <style:paragraph-properties fo:text-align="justify" style:justify-single-word="false"/>
    </style:style>
    <style:style style:name="P23" style:family="paragraph" style:parent-style-name="Text_20_body" style:list-style-name="L14">
      <style:paragraph-properties fo:text-align="justify" style:justify-single-word="false"/>
    </style:style>
    <style:style style:name="P24" style:family="paragraph" style:parent-style-name="Text_20_body" style:list-style-name="L15">
      <style:paragraph-properties fo:text-align="justify" style:justify-single-word="false"/>
    </style:style>
    <style:style style:name="P25" style:family="paragraph" style:parent-style-name="Text_20_body" style:list-style-name="L16">
      <style:paragraph-properties fo:text-align="justify" style:justify-single-word="false"/>
    </style:style>
    <style:style style:name="P26" style:family="paragraph" style:parent-style-name="Text_20_body" style:list-style-name="L17">
      <style:paragraph-properties fo:text-align="justify" style:justify-single-word="false"/>
    </style:style>
    <style:style style:name="P27" style:family="paragraph" style:parent-style-name="Text_20_body" style:list-style-name="L18">
      <style:paragraph-properties fo:text-align="justify" style:justify-single-word="false"/>
    </style:style>
    <style:style style:name="P28" style:family="paragraph" style:parent-style-name="Text_20_body" style:list-style-name="L19">
      <style:paragraph-properties fo:text-align="justify" style:justify-single-word="false"/>
    </style:style>
    <style:style style:name="P29" style:family="paragraph" style:parent-style-name="Text_20_body" style:list-style-name="L19">
      <style:paragraph-properties fo:text-align="justify" style:justify-single-word="false"/>
      <style:text-properties officeooo:paragraph-rsid="0018c08c"/>
    </style:style>
    <style:style style:name="P30" style:family="paragraph" style:parent-style-name="Text_20_body" style:list-style-name="L20">
      <style:paragraph-properties fo:text-align="justify" style:justify-single-word="false"/>
    </style:style>
    <style:style style:name="P31" style:family="paragraph" style:parent-style-name="Text_20_body" style:list-style-name="L20">
      <style:paragraph-properties fo:text-align="justify" style:justify-single-word="false"/>
      <style:text-properties officeooo:paragraph-rsid="001ab03d"/>
    </style:style>
    <style:style style:name="P32" style:family="paragraph" style:parent-style-name="Text_20_body" style:list-style-name="L21">
      <style:paragraph-properties fo:text-align="justify" style:justify-single-word="false"/>
    </style:style>
    <style:style style:name="P33" style:family="paragraph" style:parent-style-name="Text_20_body" style:list-style-name="L22">
      <style:paragraph-properties fo:text-align="justify" style:justify-single-word="false"/>
    </style:style>
    <style:style style:name="P34" style:family="paragraph" style:parent-style-name="Text_20_body" style:list-style-name="L23">
      <style:paragraph-properties fo:text-align="justify" style:justify-single-word="false"/>
      <style:text-properties officeooo:paragraph-rsid="001cb7ac"/>
    </style:style>
    <style:style style:name="P35" style:family="paragraph" style:parent-style-name="Text_20_body" style:list-style-name="L23">
      <style:paragraph-properties fo:text-align="justify" style:justify-single-word="false"/>
      <style:text-properties officeooo:paragraph-rsid="001d4ab1"/>
    </style:style>
    <style:style style:name="P36" style:family="paragraph" style:parent-style-name="Text_20_body" style:list-style-name="L24">
      <style:paragraph-properties fo:text-align="justify" style:justify-single-word="false"/>
      <style:text-properties officeooo:paragraph-rsid="001de15a"/>
    </style:style>
    <style:style style:name="P37" style:family="paragraph" style:parent-style-name="Text_20_body" style:list-style-name="L25">
      <style:paragraph-properties fo:text-align="justify" style:justify-single-word="false"/>
    </style:style>
    <style:style style:name="P38" style:family="paragraph" style:parent-style-name="Text_20_body" style:list-style-name="L26">
      <style:paragraph-properties fo:text-align="justify" style:justify-single-word="false"/>
    </style:style>
    <style:style style:name="P39" style:family="paragraph" style:parent-style-name="Text_20_body" style:list-style-name="L12">
      <style:paragraph-properties fo:text-align="justify" style:justify-single-word="false"/>
      <style:text-properties officeooo:rsid="000d9498" officeooo:paragraph-rsid="000d9498"/>
    </style:style>
    <style:style style:name="P40" style:family="paragraph" style:parent-style-name="Text_20_body" style:list-style-name="L13">
      <style:paragraph-properties fo:text-align="justify" style:justify-single-word="false"/>
      <style:text-properties officeooo:rsid="000d9498" officeooo:paragraph-rsid="000de8ac"/>
    </style:style>
    <style:style style:name="P41" style:family="paragraph" style:parent-style-name="Text_20_body" style:list-style-name="L14">
      <style:paragraph-properties fo:text-align="justify" style:justify-single-word="false"/>
      <style:text-properties officeooo:rsid="000d9498" officeooo:paragraph-rsid="0010d4a2"/>
    </style:style>
    <style:style style:name="P42" style:family="paragraph" style:parent-style-name="Text_20_body" style:list-style-name="L11">
      <style:paragraph-properties fo:text-align="justify" style:justify-single-word="false"/>
      <style:text-properties officeooo:rsid="000d9498" officeooo:paragraph-rsid="00117ae5"/>
    </style:style>
    <style:style style:name="P43" style:family="paragraph" style:parent-style-name="Text_20_body" style:list-style-name="L15">
      <style:paragraph-properties fo:text-align="justify" style:justify-single-word="false"/>
      <style:text-properties officeooo:rsid="00153043" officeooo:paragraph-rsid="00153043"/>
    </style:style>
    <style:style style:name="P44" style:family="paragraph" style:parent-style-name="Text_20_body" style:list-style-name="L16">
      <style:paragraph-properties fo:text-align="justify" style:justify-single-word="false"/>
      <style:text-properties officeooo:rsid="00153043" officeooo:paragraph-rsid="0015fb75"/>
    </style:style>
    <style:style style:name="P45" style:family="paragraph" style:parent-style-name="Text_20_body" style:list-style-name="L17">
      <style:paragraph-properties fo:text-align="justify" style:justify-single-word="false"/>
      <style:text-properties officeooo:rsid="00176f08" officeooo:paragraph-rsid="00176f08"/>
    </style:style>
    <style:style style:name="P46" style:family="paragraph" style:parent-style-name="Text_20_body" style:list-style-name="L18">
      <style:paragraph-properties fo:text-align="justify" style:justify-single-word="false"/>
      <style:text-properties officeooo:rsid="00176f08" officeooo:paragraph-rsid="0018c08c"/>
    </style:style>
    <style:style style:name="P47" style:family="paragraph" style:parent-style-name="Text_20_body" style:list-style-name="L21">
      <style:paragraph-properties fo:text-align="justify" style:justify-single-word="false"/>
      <style:text-properties officeooo:rsid="00176f08" officeooo:paragraph-rsid="001c51e2"/>
    </style:style>
    <style:style style:name="P48" style:family="paragraph" style:parent-style-name="Text_20_body" style:list-style-name="L22">
      <style:paragraph-properties fo:text-align="justify" style:justify-single-word="false"/>
      <style:text-properties officeooo:rsid="00176f08" officeooo:paragraph-rsid="001cb7ac"/>
    </style:style>
    <style:style style:name="P49" style:family="paragraph" style:parent-style-name="Text_20_body" style:list-style-name="L25">
      <style:paragraph-properties fo:text-align="justify" style:justify-single-word="false"/>
      <style:text-properties officeooo:rsid="001f6be8" officeooo:paragraph-rsid="001f6be8"/>
    </style:style>
    <style:style style:name="P50" style:family="paragraph" style:parent-style-name="Text_20_body" style:list-style-name="L26">
      <style:paragraph-properties fo:text-align="justify" style:justify-single-word="false"/>
      <style:text-properties officeooo:rsid="0020781c" officeooo:paragraph-rsid="0020781c"/>
    </style:style>
    <style:style style:name="T1" style:family="text">
      <style:text-properties fo:color="#ff6600"/>
    </style:style>
    <style:style style:name="T2" style:family="text">
      <style:text-properties fo:color="#ff6600" officeooo:rsid="00022ec1"/>
    </style:style>
    <style:style style:name="T3" style:family="text">
      <style:text-properties fo:color="#ff6600" fo:font-style="italic" fo:font-weight="bold" officeooo:rsid="00022ec1" style:font-style-asian="italic" style:font-weight-asian="bold" style:font-style-complex="italic" style:font-weight-complex="bold"/>
    </style:style>
    <style:style style:name="T4" style:family="text">
      <style:text-properties fo:color="#ff6600" fo:font-style="italic" fo:font-weight="bold" officeooo:rsid="00037113" style:font-style-asian="italic" style:font-weight-asian="bold" style:font-style-complex="italic" style:font-weight-complex="bold"/>
    </style:style>
    <style:style style:name="T5" style:family="text">
      <style:text-properties fo:color="#ff6600" fo:font-style="italic" fo:font-weight="bold" officeooo:rsid="000b77d1" style:font-style-asian="italic" style:font-weight-asian="bold" style:font-style-complex="italic" style:font-weight-complex="bold"/>
    </style:style>
    <style:style style:name="T6" style:family="text">
      <style:text-properties fo:color="#ff6600" fo:font-weight="bold" style:font-weight-asian="bold" style:font-weight-complex="bold"/>
    </style:style>
    <style:style style:name="T7" style:family="text">
      <style:text-properties fo:color="#ff6600" fo:font-weight="bold" officeooo:rsid="00022ec1" style:font-weight-asian="bold" style:font-weight-complex="bold"/>
    </style:style>
    <style:style style:name="T8" style:family="text">
      <style:text-properties fo:color="#ff6600" fo:font-weight="bold" officeooo:rsid="00037113" style:font-weight-asian="bold" style:font-weight-complex="bold"/>
    </style:style>
    <style:style style:name="T9" style:family="text">
      <style:text-properties fo:color="#ff6600" fo:font-weight="bold" officeooo:rsid="0007c29f" style:font-weight-asian="bold" style:font-weight-complex="bold"/>
    </style:style>
    <style:style style:name="T10" style:family="text">
      <style:text-properties fo:color="#ff6600" fo:font-weight="bold" officeooo:rsid="000de8ac" style:font-weight-asian="bold" style:font-weight-complex="bold"/>
    </style:style>
    <style:style style:name="T11" style:family="text">
      <style:text-properties fo:color="#ff6600" fo:font-weight="bold" officeooo:rsid="000f999f" style:font-weight-asian="bold" style:font-weight-complex="bold"/>
    </style:style>
    <style:style style:name="T12" style:family="text">
      <style:text-properties fo:color="#ff6600" fo:font-weight="bold" officeooo:rsid="0010d4a2" style:font-weight-asian="bold" style:font-weight-complex="bold"/>
    </style:style>
    <style:style style:name="T13" style:family="text">
      <style:text-properties fo:color="#ff6600" fo:font-weight="bold" officeooo:rsid="000fd3b3" style:font-weight-asian="bold" style:font-weight-complex="bold"/>
    </style:style>
    <style:style style:name="T14" style:family="text">
      <style:text-properties fo:color="#ff6600" fo:font-weight="bold" officeooo:rsid="00117ae5" style:font-weight-asian="bold" style:font-weight-complex="bold"/>
    </style:style>
    <style:style style:name="T15" style:family="text">
      <style:text-properties fo:color="#ff6600" fo:font-weight="bold" officeooo:rsid="0015fb75" style:font-weight-asian="bold" style:font-weight-complex="bold"/>
    </style:style>
    <style:style style:name="T16" style:family="text">
      <style:text-properties fo:color="#ff6600" fo:font-weight="bold" officeooo:rsid="0018c08c" style:font-weight-asian="bold" style:font-weight-complex="bold"/>
    </style:style>
    <style:style style:name="T17" style:family="text">
      <style:text-properties fo:color="#ff6600" fo:font-weight="bold" officeooo:rsid="00153043" style:font-weight-asian="bold" style:font-weight-complex="bold"/>
    </style:style>
    <style:style style:name="T18" style:family="text">
      <style:text-properties fo:color="#ff6600" fo:font-weight="bold" officeooo:rsid="001bc94c" style:font-weight-asian="bold" style:font-weight-complex="bold"/>
    </style:style>
    <style:style style:name="T19" style:family="text">
      <style:text-properties fo:color="#ff6600" fo:font-weight="bold" officeooo:rsid="001c51e2" style:font-weight-asian="bold" style:font-weight-complex="bold"/>
    </style:style>
    <style:style style:name="T20" style:family="text">
      <style:text-properties fo:color="#ff6600" fo:font-weight="bold" officeooo:rsid="001cb7ac" style:font-weight-asian="bold" style:font-weight-complex="bold"/>
    </style:style>
    <style:style style:name="T21" style:family="text">
      <style:text-properties fo:color="#ff6600" fo:font-weight="bold" officeooo:rsid="001ddff1" style:font-weight-asian="bold" style:font-weight-complex="bold"/>
    </style:style>
    <style:style style:name="T22" style:family="text">
      <style:text-properties fo:color="#ff6600" fo:font-weight="bold" officeooo:rsid="001de15a" style:font-weight-asian="bold" style:font-weight-complex="bold"/>
    </style:style>
    <style:style style:name="T23" style:family="text">
      <style:text-properties fo:color="#ff6600" officeooo:rsid="00026678"/>
    </style:style>
    <style:style style:name="T24" style:family="text">
      <style:text-properties fo:color="#ff6600" officeooo:rsid="00037113"/>
    </style:style>
    <style:style style:name="T25" style:family="text">
      <style:text-properties fo:color="#ff6600" officeooo:rsid="00072d96"/>
    </style:style>
    <style:style style:name="T26" style:family="text">
      <style:text-properties fo:color="#ff6600" officeooo:rsid="0007c29f"/>
    </style:style>
    <style:style style:name="T27" style:family="text">
      <style:text-properties fo:color="#ff6600" officeooo:rsid="00095e32"/>
    </style:style>
    <style:style style:name="T28" style:family="text">
      <style:text-properties fo:color="#ff6600" style:font-name="Liberation Serif1" fo:font-size="12pt" officeooo:rsid="00037113" style:font-size-asian="12pt" style:font-size-complex="12pt"/>
    </style:style>
    <style:style style:name="T29" style:family="text">
      <style:text-properties fo:color="#ff6600" style:font-name="Liberation Serif1" fo:font-size="12pt" fo:font-weight="bold" officeooo:rsid="00037113" style:font-size-asian="12pt" style:font-weight-asian="bold" style:font-size-complex="12pt" style:font-weight-complex="bold"/>
    </style:style>
    <style:style style:name="T30" style:family="text">
      <style:text-properties fo:color="#ff6600" officeooo:rsid="000f999f"/>
    </style:style>
    <style:style style:name="T31" style:family="text">
      <style:text-properties fo:color="#ff6600" officeooo:rsid="000fd3b3"/>
    </style:style>
    <style:style style:name="T32" style:family="text">
      <style:text-properties fo:color="#ff6600" officeooo:rsid="0010d4a2"/>
    </style:style>
    <style:style style:name="T33" style:family="text">
      <style:text-properties fo:color="#ff6600" officeooo:rsid="0015fb75"/>
    </style:style>
    <style:style style:name="T34" style:family="text">
      <style:text-properties fo:color="#ff6600" officeooo:rsid="0018c08c"/>
    </style:style>
    <style:style style:name="T35" style:family="text">
      <style:text-properties fo:color="#ff6600" officeooo:rsid="00153043"/>
    </style:style>
    <style:style style:name="T36" style:family="text">
      <style:text-properties fo:color="#ff6600" officeooo:rsid="001ab03d"/>
    </style:style>
    <style:style style:name="T37" style:family="text">
      <style:text-properties fo:color="#ff6600" officeooo:rsid="001d4ab1"/>
    </style:style>
    <style:style style:name="T38" style:family="text">
      <style:text-properties fo:color="#ff6600" officeooo:rsid="001de15a"/>
    </style:style>
    <style:style style:name="T39" style:family="text">
      <style:text-properties fo:font-weight="bold" style:font-weight-asian="bold" style:font-weight-complex="bold"/>
    </style:style>
    <style:style style:name="T40" style:family="text">
      <style:text-properties officeooo:rsid="00026678"/>
    </style:style>
    <style:style style:name="T41" style:family="text">
      <style:text-properties style:use-window-font-color="true" fo:font-style="normal" fo:font-weight="bold" officeooo:rsid="00037113" style:font-style-asian="normal" style:font-weight-asian="bold" style:font-style-complex="normal" style:font-weight-complex="bold"/>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officeooo:rsid="00037113" style:font-style-asian="normal" style:font-style-complex="normal"/>
    </style:style>
    <style:style style:name="T44" style:family="text">
      <style:text-properties fo:font-style="normal" style:font-style-asian="normal" style:font-style-complex="normal"/>
    </style:style>
    <style:style style:name="T45" style:family="text">
      <style:text-properties officeooo:rsid="001de15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83569588313635117" text:style-name="L1">
        <text:list-item>
          <text:p text:style-name="P4"><text:span text:style-name="Strong_20_Emphasis">(a)</text:span> O paradigma de programação estruturada visualiza e representa o mundo real como um conjunto de objetos que interagem entre si para que determinadas operações sejam realizadas.</text:p>
        </text:list-item>
        <text:list-item>
          <text:p text:style-name="P4"><text:span text:style-name="Emphasis"><text:span text:style-name="T7">(a) </text:span></text:span><text:span text:style-name="Emphasis"><text:span text:style-name="T2">Falso. Esse paradigma é corretamente denominado de “programação orientada a objetos” e não de “programação estruturada”</text:span></text:span><text:span text:style-name="Emphasis"><text:span text:style-name="T1">.</text:span></text:span></text:p>
        </text:list-item>
      </text:list>
      <text:list xml:id="list9183480701980148586" text:style-name="L2">
        <text:list-item>
          <text:p text:style-name="P5"><text:span text:style-name="Strong_20_Emphasis">(b)</text:span> Uma casa está para uma planta arquitetônica assim como um modelo está para uma classe.</text:p>
        </text:list-item>
        <text:list-item>
          <text:p text:style-name="P1"><text:span text:style-name="T39">(b)</text:span> Falso. Uma casa está para uma planta arquitetônica assim como uma <text:span text:style-name="T39">classe</text:span> está para um <text:span text:style-name="T39">modelo</text:span>.</text:p>
        </text:list-item>
      </text:list>
      <text:list xml:id="list7378032852379274045" text:style-name="L3">
        <text:list-item>
          <text:p text:style-name="P6"><text:span text:style-name="Strong_20_Emphasis">(c)</text:span> O número de argumentos na chamada de um método deve corresponder ao número de parâmetros na lista de parâmetros da declaração de um método.</text:p>
        </text:list-item>
        <text:list-item>
          <text:p text:style-name="P2"><text:span text:style-name="T3">(c)</text:span> <text:span text:style-name="Emphasis"><text:span text:style-name="T1">Verdadeiro.</text:span></text:span></text:p>
        </text:list-item>
      </text:list>
      <text:list xml:id="list2586999051593656273" text:style-name="L4">
        <text:list-item>
          <text:p text:style-name="P7"><text:span text:style-name="Strong_20_Emphasis">(d)</text:span> Na POO, uma classe é uma abstração de entidades existentes no domínio do sistema de software.</text:p>
        </text:list-item>
        <text:list-item>
          <text:p text:style-name="P8"><text:span text:style-name="T3">(d)</text:span><text:span text:style-name="T40"> </text:span><text:span text:style-name="Emphasis"><text:span text:style-name="T1">Verdadeiro.</text:span></text:span></text:p>
        </text:list-item>
      </text:list>
      <text:list xml:id="list364809220768678241" text:style-name="L5">
        <text:list-item>
          <text:p text:style-name="P9"><text:span text:style-name="Strong_20_Emphasis">(e)</text:span> Um programa orientado a objetos é composto por um conjunto de objetos que interagem entre si.</text:p>
        </text:list-item>
        <text:list-item>
          <text:p text:style-name="P10"><text:span text:style-name="T3">(</text:span><text:span text:style-name="T4">e</text:span><text:span text:style-name="T3">)</text:span><text:span text:style-name="T40"> </text:span><text:span text:style-name="Emphasis"><text:span text:style-name="T1">Verdadeiro.</text:span></text:span></text:p>
        </text:list-item>
      </text:list>
      <text:list xml:id="list7527806126082018484" text:style-name="L6">
        <text:list-item>
          <text:p text:style-name="P11"><text:span text:style-name="Strong_20_Emphasis">(f)</text:span> Toda declaração de classe que inicia com a palavra-chave private e protected deve ser armazenada em um arquivo que tem exatamente o mesmo nome que a classe e terminar com a extensão de nome do arquivo ‘.java’. </text:p>
        </text:list-item>
        <text:list-item>
          <text:p text:style-name="P12"><text:span text:style-name="T3">(</text:span><text:span text:style-name="T4">f</text:span><text:span text:style-name="T3">) </text:span><text:span text:style-name="Emphasis"><text:span text:style-name="T26">Falso. A</text:span></text:span><text:span text:style-name="Emphasis"><text:span text:style-name="T25"> afirmação é verdadeira apenas </text:span></text:span><text:span text:style-name="Emphasis"><text:span text:style-name="T26">para as </text:span></text:span><text:span text:style-name="Emphasis"><text:span text:style-name="T25">declaraç</text:span></text:span><text:span text:style-name="Emphasis"><text:span text:style-name="T26">ões</text:span></text:span><text:span text:style-name="Emphasis"><text:span text:style-name="T25"> de classe </text:span></text:span><text:span text:style-name="Emphasis"><text:span text:style-name="T26">que estiverem no </text:span></text:span><text:span text:style-name="Emphasis"><text:span text:style-name="T25">topo d</text:span></text:span><text:span text:style-name="Emphasis"><text:span text:style-name="T26">a hierarquia de classes do </text:span></text:span><text:span text:style-name="Emphasis"><text:span text:style-name="T25">arquivo ‘.</text:span></text:span><text:span text:style-name="Emphasis"><text:span text:style-name="T26">java</text:span></text:span><text:span text:style-name="Emphasis"><text:span text:style-name="T25">’.</text:span></text:span></text:p>
        </text:list-item>
      </text:list>
      <text:list xml:id="list4945395675477428019" text:style-name="L7">
        <text:list-item>
          <text:p text:style-name="P13"><text:span text:style-name="Strong_20_Emphasis">(g)</text:span> A unidade fundamental de programação em orientação a objetos é procedimento. </text:p>
        </text:list-item>
        <text:list-item>
          <text:p text:style-name="P14"><text:span text:style-name="T3">(</text:span><text:span text:style-name="T5">g</text:span><text:span text:style-name="T3">)</text:span><text:span text:style-name="T40"> </text:span><text:span text:style-name="Emphasis"><text:span text:style-name="T23">Fals</text:span></text:span><text:span text:style-name="Emphasis"><text:span text:style-name="T24">o. A unidade fundamental de programação em orientação a objetos é a </text:span></text:span><text:span text:style-name="Emphasis"><text:span text:style-name="T8">classe</text:span></text:span><text:span text:style-name="Emphasis"><text:span text:style-name="T24">.</text:span></text:span></text:p>
        </text:list-item>
      </text:list>
      <text:list xml:id="list6672738572559575317" text:style-name="L8">
        <text:list-item>
          <text:p text:style-name="P15"><text:span text:style-name="Strong_20_Emphasis">(h)</text:span> Uma mensagem é um elemento usado para instanciação de objetos. </text:p>
        </text:list-item>
        <text:list-item>
          <text:p text:style-name="P16"><text:span text:style-name="T3">(</text:span><text:span text:style-name="T5">h</text:span><text:span text:style-name="T3">)</text:span><text:span text:style-name="T40"> </text:span><text:span text:style-name="Emphasis"><text:span text:style-name="T23">Fals</text:span></text:span><text:span text:style-name="Emphasis"><text:span text:style-name="T27">o. </text:span></text:span><text:span text:style-name="Emphasis"><text:span text:style-name="T28">Uma mensagem é um elemento usado para </text:span></text:span><text:span text:style-name="Emphasis"><text:span text:style-name="T29">prover a comunicação entre objetos</text:span></text:span><text:span text:style-name="Emphasis"><text:span text:style-name="T28">.</text:span></text:span></text:p>
        </text:list-item>
      </text:list>
      <text:list xml:id="list3104437296806251847" text:style-name="L9">
        <text:list-item>
          <text:p text:style-name="P17"><text:span text:style-name="Emphasis"><text:span text:style-name="T41">(i) </text:span></text:span><text:span text:style-name="Emphasis"><text:span text:style-name="T43">A classe é uma co</text:span></text:span><text:span text:style-name="T42">l</text:span><text:span text:style-name="T44">eção de dados (atrib</text:span>utos) e operações (métodos) que manipulam tais dados.</text:p>
        </text:list-item>
        <text:list-item>
          <text:p text:style-name="P17"><text:span text:style-name="Emphasis"><text:span text:style-name="T9">(i)</text:span></text:span><text:span text:style-name="Emphasis"><text:span text:style-name="T26"> Verdadeiro.</text:span></text:span></text:p>
        </text:list-item>
      </text:list>
      <text:p text:style-name="P18"><text:span text:style-name="Emphasis"><text:span text:style-name="T26"/></text:span></text:p>
      <text:p text:style-name="P18"><text:span text:style-name="Emphasis"><text:span text:style-name="T26"/></text:span></text:p>
      <text:p text:style-name="P18"><text:span text:style-name="Emphasis"><text:span text:style-name="T26"/></text:span></text:p>
      <text:list xml:id="list8214046104208729304" text:style-name="L10">
        <text:list-item>
          <text:p text:style-name="P19"><text:soft-page-break/><text:span text:style-name="Strong_20_Emphasis">(j)</text:span> Em A/POO, a abstração permite que uma mesma operação possa ser definida para diferentes tipos de classes, e cada uma delas a implementa como quiser. </text:p>
        </text:list-item>
        <text:list-item>
          <text:p text:style-name="P3"><text:span text:style-name="Emphasis"><text:span text:style-name="T8">(j)</text:span></text:span><text:span text:style-name="Emphasis"><text:span text:style-name="T24"> Falso. Em A/POO é o </text:span></text:span><text:span text:style-name="Emphasis"><text:span text:style-name="T8">polimorfismo</text:span></text:span><text:span text:style-name="Emphasis"><text:span text:style-name="T24"> e não a </text:span></text:span><text:span text:style-name="Emphasis"><text:span text:style-name="T8">abstração</text:span></text:span><text:span text:style-name="Emphasis"><text:span text:style-name="T24"> que permite que uma mesma operação possa ser definida para diferentes tipos de classes, e cada uma delas a implementa como quiser. </text:span></text:span></text:p>
        </text:list-item>
      </text:list>
      <text:list xml:id="list5829455545831927604" text:style-name="L11">
        <text:list-item>
          <text:p text:style-name="P20"><text:span text:style-name="Strong_20_Emphasis">(k)</text:span> Métodos operam no estado interno de um objeto e servem como mecanismo de comunicação entre objetos. </text:p>
        </text:list-item>
        <text:list-item>
          <text:p text:style-name="P42"><text:span text:style-name="Emphasis"><text:span text:style-name="T8">(</text:span></text:span><text:span text:style-name="Emphasis"><text:span text:style-name="T14">k</text:span></text:span><text:span text:style-name="Emphasis"><text:span text:style-name="T8">)</text:span></text:span><text:span text:style-name="Emphasis"><text:span text:style-name="T24"> Verdadeiro.</text:span></text:span></text:p>
        </text:list-item>
      </text:list>
      <text:list xml:id="list2025766484757124126" text:style-name="L12">
        <text:list-item>
          <text:p text:style-name="P21"><text:span text:style-name="Strong_20_Emphasis">(l)</text:span> O encapsulamento permite ignorar os detalhes de implementação permitindo ao desenvolvedor idealizar seu trabalho em um nível mais alto de abstração. </text:p>
        </text:list-item>
        <text:list-item>
          <text:p text:style-name="P39"><text:span text:style-name="Emphasis"><text:span text:style-name="T8">(l)</text:span></text:span><text:span text:style-name="Emphasis"><text:span text:style-name="T24"> Verdadeiro.</text:span></text:span></text:p>
        </text:list-item>
      </text:list>
      <text:list xml:id="list7455145257598844616" text:style-name="L13">
        <text:list-item>
          <text:p text:style-name="P22"><text:span text:style-name="Strong_20_Emphasis">(m)</text:span> A herança ou generalização permite que elementos mais específicos incorporem a estrutura e o comportamento de elementos mais genéricos.</text:p>
        </text:list-item>
        <text:list-item>
          <text:p text:style-name="P40"><text:span text:style-name="Emphasis"><text:span text:style-name="T8">(</text:span></text:span><text:span text:style-name="Emphasis"><text:span text:style-name="T10">m</text:span></text:span><text:span text:style-name="Emphasis"><text:span text:style-name="T8">)</text:span></text:span><text:span text:style-name="Emphasis"><text:span text:style-name="T24"> Verdadeiro.</text:span></text:span></text:p>
        </text:list-item>
      </text:list>
      <text:list xml:id="list6836242424653262405" text:style-name="L14">
        <text:list-item>
          <text:p text:style-name="P23"><text:span text:style-name="Strong_20_Emphasis">(n)</text:span> Em POO, o polimorfismo permite a construção de um modelo para representação de uma realidade, com foco nos aspectos essenciais. </text:p>
        </text:list-item>
        <text:list-item>
          <text:p text:style-name="P41"><text:span text:style-name="Emphasis"><text:span text:style-name="T8">(</text:span></text:span><text:span text:style-name="Emphasis"><text:span text:style-name="T11">n</text:span></text:span><text:span text:style-name="Emphasis"><text:span text:style-name="T8">)</text:span></text:span><text:span text:style-name="Emphasis"><text:span text:style-name="T24"> </text:span></text:span><text:span text:style-name="Emphasis"><text:span text:style-name="T30">Falso</text:span></text:span><text:span text:style-name="Emphasis"><text:span text:style-name="T24">. </text:span></text:span><text:span text:style-name="Emphasis"><text:span text:style-name="T31">Em POO, </text:span></text:span><text:span text:style-name="Emphasis"><text:span text:style-name="T32">é a </text:span></text:span><text:span text:style-name="Emphasis"><text:span text:style-name="T12">abstração</text:span></text:span><text:span text:style-name="Emphasis"><text:span text:style-name="T32"> e não </text:span></text:span><text:span text:style-name="Emphasis"><text:span text:style-name="T31">o </text:span></text:span><text:span text:style-name="Emphasis"><text:span text:style-name="T13">polimorfismo</text:span></text:span><text:span text:style-name="Emphasis"><text:span text:style-name="T31"> </text:span></text:span><text:span text:style-name="Emphasis"><text:span text:style-name="T32">que </text:span></text:span><text:span text:style-name="Emphasis"><text:span text:style-name="T31">permite a construção de um modelo para representação de uma realidade, com foco nos aspectos essenciais. </text:span></text:span></text:p>
        </text:list-item>
      </text:list>
      <text:list xml:id="list6514355758253726173" text:style-name="L15">
        <text:list-item>
          <text:p text:style-name="P24"><text:span text:style-name="Strong_20_Emphasis">(o)</text:span> A interface da classe é conjunto de instâncias de uma classe, indicando como os objetos podem interagir através da troca de mensagens.</text:p>
        </text:list-item>
        <text:list-item>
          <text:p text:style-name="P43"><text:span text:style-name="Emphasis"><text:span text:style-name="T6">(o)</text:span></text:span><text:span text:style-name="Emphasis"><text:span text:style-name="T1"> Falso. A interface da classe é o conjunto de </text:span></text:span><text:span text:style-name="Emphasis"><text:span text:style-name="T6">operações</text:span></text:span><text:span text:style-name="Emphasis"><text:span text:style-name="T1"> de uma classe, indicando como os objetos podem interagir através da troca de mensagens.</text:span></text:span></text:p>
        </text:list-item>
      </text:list>
      <text:list xml:id="list2283197463376111188" text:style-name="L16">
        <text:list-item>
          <text:p text:style-name="P25"><text:span text:style-name="Strong_20_Emphasis">(p)</text:span> Um objeto de uma subclasse (classe filha) é um membro de objeto da superclasse (classe pai). </text:p>
        </text:list-item>
        <text:list-item>
          <text:p text:style-name="P44"><text:span text:style-name="Emphasis"><text:span text:style-name="T6">(</text:span></text:span><text:span text:style-name="Emphasis"><text:span text:style-name="T15">p</text:span></text:span><text:span text:style-name="Emphasis"><text:span text:style-name="T6">)</text:span></text:span><text:span text:style-name="Emphasis"><text:span text:style-name="T1"> Fals</text:span></text:span><text:span text:style-name="Emphasis"><text:span text:style-name="T33">o. Um objeto de uma subclasse (classe filha) é um </text:span></text:span><text:span text:style-name="Emphasis"><text:span text:style-name="T15">tipo</text:span></text:span><text:span text:style-name="Emphasis"><text:span text:style-name="T33"> de objeto da superclasse (classe pai). </text:span></text:span></text:p>
        </text:list-item>
      </text:list>
      <text:list xml:id="list8093015104773668381" text:style-name="L17">
        <text:list-item>
          <text:p text:style-name="P26"><text:span text:style-name="Strong_20_Emphasis">(q)</text:span> Os modificadores de acesso definem o escopo/visibilidade de um método/atributo. </text:p>
        </text:list-item>
        <text:list-item>
          <text:p text:style-name="P45"><text:span text:style-name="Emphasis"><text:span text:style-name="T15">(</text:span></text:span><text:span text:style-name="Emphasis"><text:span text:style-name="T6">q</text:span></text:span><text:span text:style-name="Emphasis"><text:span text:style-name="T15">)</text:span></text:span><text:span text:style-name="Emphasis"><text:span text:style-name="T33"> Verdadeiro.</text:span></text:span></text:p>
        </text:list-item>
      </text:list>
      <text:list xml:id="list8711309191324528340" text:style-name="L18">
        <text:list-item>
          <text:p text:style-name="P27"><text:span text:style-name="Strong_20_Emphasis">(r)</text:span> O modificador de acesso "public" é simbolizado por "+" e indica que o atributo/método pode ser acessado por objetos de outras classes. </text:p>
        </text:list-item>
        <text:list-item>
          <text:p text:style-name="P46"><text:span text:style-name="Emphasis"><text:span text:style-name="T15">(</text:span></text:span><text:span text:style-name="Emphasis"><text:span text:style-name="T16">r</text:span></text:span><text:span text:style-name="Emphasis"><text:span text:style-name="T15">)</text:span></text:span><text:span text:style-name="Emphasis"><text:span text:style-name="T33"> Verdadeiro.</text:span></text:span></text:p>
        </text:list-item>
      </text:list>
      <text:list xml:id="list317560669236012883" text:style-name="L19">
        <text:list-item>
          <text:p text:style-name="P28"><text:span text:style-name="Strong_20_Emphasis">(s)</text:span> O modificador de acesso "private" é simbolizado por "#" e permite o acesso a objetos de classes filhas mas protege do acesso de objetos que não fazem parte da hierarquia de classes. </text:p>
        </text:list-item>
        <text:list-item>
          <text:p text:style-name="P29"><text:span text:style-name="Emphasis"><text:span text:style-name="T17">(</text:span></text:span><text:span text:style-name="Emphasis"><text:span text:style-name="T18">s</text:span></text:span><text:span text:style-name="Emphasis"><text:span text:style-name="T17">)</text:span></text:span><text:span text:style-name="Emphasis"><text:span text:style-name="T35"> Fals</text:span></text:span><text:span text:style-name="Emphasis"><text:span text:style-name="T34">o. Esse modificador de acesso é “protected” e não “private”.</text:span></text:span></text:p>
        </text:list-item>
      </text:list>
      <text:list xml:id="list4481588666356298665" text:style-name="L20">
        <text:list-item>
          <text:p text:style-name="P30"><text:soft-page-break/><text:span text:style-name="Strong_20_Emphasis">(t)</text:span> O modificador de acesso "protected" é simbolizado por "-" e protege o atributo do acesso externo, permitindo ao mesmo ser acessado somente por métodos daquela classe e pelo objeto instanciado. </text:p>
        </text:list-item>
        <text:list-item>
          <text:p text:style-name="P31"><text:span text:style-name="Emphasis"><text:span text:style-name="T17">(</text:span></text:span><text:span text:style-name="Emphasis"><text:span text:style-name="T18">t</text:span></text:span><text:span text:style-name="Emphasis"><text:span text:style-name="T17">)</text:span></text:span><text:span text:style-name="Emphasis"><text:span text:style-name="T35"> Fals</text:span></text:span><text:span text:style-name="Emphasis"><text:span text:style-name="T34">o. Esse modificador de acesso é “pr</text:span></text:span><text:span text:style-name="Emphasis"><text:span text:style-name="T36">ivate</text:span></text:span><text:span text:style-name="Emphasis"><text:span text:style-name="T34">” e não “protected”.</text:span></text:span></text:p>
        </text:list-item>
      </text:list>
      <text:list xml:id="list8381275401877132072" text:style-name="L21">
        <text:list-item>
          <text:p text:style-name="P32"><text:span text:style-name="Strong_20_Emphasis">(u)</text:span> Aplicando a ideia do encapsulamento, os atributos deveriam ser todos privados. </text:p>
        </text:list-item>
        <text:list-item>
          <text:p text:style-name="P47"><text:span text:style-name="Emphasis"><text:span text:style-name="T15">(</text:span></text:span><text:span text:style-name="Emphasis"><text:span text:style-name="T19">u</text:span></text:span><text:span text:style-name="Emphasis"><text:span text:style-name="T15">)</text:span></text:span><text:span text:style-name="Emphasis"><text:span text:style-name="T33"> Verdadeiro.</text:span></text:span></text:p>
        </text:list-item>
      </text:list>
      <text:list xml:id="list3919213235232245227" text:style-name="L22">
        <text:list-item>
          <text:p text:style-name="P33"><text:span text:style-name="Strong_20_Emphasis">(v)</text:span> Para realizar uma tarefa em um programa OO é necessário um método. Dentro do método é possível inserir os mecanismos para que eles façam suas tarefas. </text:p>
        </text:list-item>
        <text:list-item>
          <text:p text:style-name="P48"><text:span text:style-name="Emphasis"><text:span text:style-name="T15">(</text:span></text:span><text:span text:style-name="Emphasis"><text:span text:style-name="T20">v</text:span></text:span><text:span text:style-name="Emphasis"><text:span text:style-name="T15">)</text:span></text:span><text:span text:style-name="Emphasis"><text:span text:style-name="T33"> Verdadeiro.</text:span></text:span></text:p>
        </text:list-item>
      </text:list>
      <text:list xml:id="list4577675948874138972" text:style-name="L23">
        <text:list-item>
          <text:p text:style-name="P34"><text:span text:style-name="Strong_20_Emphasis">(w)</text:span> Acessar ou modificar as propriedades de um objeto manipulando diretamente os seus atributos é uma abordagem recomendável, pois é um dos princípios da ideia do encapsulamento.</text:p>
        </text:list-item>
        <text:list-item>
          <text:p text:style-name="P35"><text:span text:style-name="Emphasis"><text:span text:style-name="T17">(</text:span></text:span><text:span text:style-name="Emphasis"><text:span text:style-name="T21">w</text:span></text:span><text:span text:style-name="Emphasis"><text:span text:style-name="T17">)</text:span></text:span><text:span text:style-name="Emphasis"><text:span text:style-name="T35"> Fals</text:span></text:span><text:span text:style-name="Emphasis"><text:span text:style-name="T34">o. E</text:span></text:span><text:span text:style-name="Emphasis"><text:span text:style-name="T37">ssa abordagem não é recomendável, pois fere os princípios da ideia do encapsulamento.</text:span></text:span></text:p>
        </text:list-item>
      </text:list>
      <text:list xml:id="list5861963724000227634" text:style-name="L24">
        <text:list-item>
          <text:p text:style-name="P36"><text:span text:style-name="Strong_20_Emphasis">(x)</text:span> O corpo de todos os métodos é delimitado pelas chaves esque<text:span text:style-name="T45">r</text:span>da e direita ({ e }).</text:p>
        </text:list-item>
        <text:list-item>
          <text:p text:style-name="P36"><text:span text:style-name="Emphasis"><text:span text:style-name="T22">(x)</text:span></text:span><text:span text:style-name="Emphasis"><text:span text:style-name="T38"> Verdadeiro.</text:span></text:span><text:span text:style-name="Emphasis"><text:span text:style-name="T1"> </text:span></text:span></text:p>
        </text:list-item>
      </text:list>
      <text:list xml:id="list494695083647766326" text:style-name="L25">
        <text:list-item>
          <text:p text:style-name="P37"><text:span text:style-name="Strong_20_Emphasis">(y)</text:span> Na UML, cada classe é modelada em diagrama de classe como um retângulo com três compartimentos. Aquele da parte superior contém as operações da classe. O do meio contém os atributos da classe, o inferior contém o nome da classe. </text:p>
        </text:list-item>
        <text:list-item>
          <text:p text:style-name="P49"><text:span text:style-name="Emphasis"><text:span text:style-name="T6">(y)</text:span></text:span><text:span text:style-name="Emphasis"><text:span text:style-name="T1"> Falso. O retângulo da parte superior contém o nome da classe, o do meio contém os atributos da classe e o inferior contém as operações da classe.</text:span></text:span></text:p>
        </text:list-item>
      </text:list>
      <text:list xml:id="list200854193618126766" text:style-name="L26">
        <text:list-item>
          <text:p text:style-name="P38"><text:span text:style-name="Strong_20_Emphasis">(z)</text:span> As classes costumam fornecer métodos public para permitir aos clientes da classe configurar (set) ou obter (get) variáveis de instância private. Os nomes desses métodos não precisam inciar com set ou get, mas esta convenção de nomes é recomendada. </text:p>
        </text:list-item>
        <text:list-item>
          <text:p text:style-name="P50"><text:span text:style-name="Emphasis"><text:span text:style-name="T6">(z)</text:span></text:span><text:span text:style-name="Emphasis"><text:span text:style-name="T1"> Verdadeir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noppix User</meta:initial-creator>
    <meta:creation-date>2016-10-03T01:13:47.540878591</meta:creation-date>
    <dc:date>2016-10-03T05:21:18.959964783</dc:date>
    <meta:editing-duration>PT2H54M12S</meta:editing-duration>
    <meta:editing-cycles>33</meta:editing-cycles>
    <meta:generator>LibreOffice/5.2.2.2.0$Linux_x86 LibreOffice_project/20m0$Build-2</meta:generator>
    <meta:document-statistic meta:table-count="0" meta:image-count="0" meta:object-count="0" meta:page-count="3" meta:paragraph-count="52" meta:word-count="919" meta:character-count="5325" meta:non-whitespace-character-count="4490"/>
  </office:meta>
</office:document-meta>
</file>